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9pt" style:font-size-asian="9pt"/>
    </style:style>
    <style:style style:name="P2" style:family="paragraph" style:parent-style-name="Standard" style:list-style-name="L1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9pt" style:font-size-asian="9pt"/>
    </style:style>
    <style:style style:name="P3" style:family="paragraph" style:parent-style-name="Standard" style:list-style-name="L2">
      <style:paragraph-properties>
        <style:tab-stops>
          <style:tab-stop style:position="0.501cm"/>
        </style:tab-stops>
      </style:paragraph-properties>
      <style:text-properties style:font-name="Arial" fo:font-size="9pt" style:font-size-asian="9pt"/>
    </style:style>
    <style:style style:name="P4" style:family="paragraph" style:parent-style-name="Standard" style:list-style-name="L1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9pt" fo:font-weight="bold" style:font-size-asian="9pt" style:font-weight-asian="bold" style:font-weight-complex="bold"/>
    </style:style>
    <style:style style:name="P5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>
        <style:tab-stops>
          <style:tab-stop style:position="7.502cm"/>
          <style:tab-stop style:position="12.252cm"/>
          <style:tab-stop style:position="16.002cm" style:type="right"/>
        </style:tab-stops>
      </style:paragraph-properties>
      <style:text-properties style:font-name="Arial"/>
    </style:style>
    <style:style style:name="P7" style:family="paragraph" style:parent-style-name="Standard"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7.502cm"/>
          <style:tab-stop style:position="12.252cm"/>
          <style:tab-stop style:position="16.002cm" style:type="right"/>
        </style:tab-stops>
      </style:paragraph-properties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9pt" style:font-size-asian="9pt"/>
    </style:style>
    <style:style style:name="P12" style:family="paragraph" style:parent-style-name="Standard">
      <style:paragraph-properties fo:margin-left="3.251cm" fo:margin-right="0cm" fo:text-indent="-3.251cm" style:auto-text-indent="false"/>
      <style:text-properties style:font-name="Arial" fo:font-size="12pt" style:font-size-asian="12pt" style:font-size-complex="12pt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Arial"/>
    </style:style>
    <style:style style:name="P15" style:family="paragraph" style:parent-style-name="Standard">
      <style:paragraph-properties fo:margin-left="8.754cm" fo:margin-right="0cm" fo:text-indent="0cm" style:auto-text-indent="false"/>
      <style:text-properties style:font-name="Arial" fo:font-size="9pt" style:font-size-asian="9pt"/>
    </style:style>
    <style:style style:name="P16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 text:start-value="3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idgenössische Invalidenversicherung </text:p>
      <text:p text:style-name="P7"/>
      <text:p text:style-name="P1">[Adressat.Anschrift]</text:p>
      <text:p text:style-name="P7"/>
      <text:p text:style-name="P1">Versicherte Person: <text:span text:style-name="T1">[</text:span><text:bookmark-start text:name="PAdresse1"/><text:span text:style-name="T1">P</text:span><text:bookmark-end text:name="PAdresse1"/><text:span text:style-name="T1">atient.Name], [Patient.Vorname],</text:span> [Patient.Strasse], [Patient.Ort],<text:span text:style-name="T2"> [Patient.Geburtsdatum]</text:span></text:p>
      <text:p text:style-name="P1"><text:span text:style-name="T2">AHV Nummer: </text:span><text:span text:style-name="T2"><text:text-input text:description="Text">       </text:text-input></text:span></text:p>
      <text:p text:style-name="P7"/>
      <text:p text:style-name="P7"/>
      <text:p text:style-name="P5">Ärztlicher Verlaufsbericht</text:p>
      <text:p text:style-name="P7"/>
      <text:p text:style-name="P11">Empfänger: [<text:bookmark-start text:name="AAbsender"/>M<text:bookmark-end text:name="AAbsender"/>andant.Anschrift]</text:p>
      <text:p text:style-name="P12"/>
      <text:p text:style-name="P6"><text:span text:style-name="T3">Sachbearbeitung: </text:span><text:bookmark-start text:name="Text1"/><text:span text:style-name="T3"><text:text-input text:description="Text1">          </text:text-input></text:span><text:bookmark-end text:name="Text1"/><text:span text:style-name="T3"><text:tab/>Telefon: </text:span><text:bookmark-start text:name="Text2"/><text:span text:style-name="T3"><text:text-input text:description="Text2">          </text:text-input></text:span><text:bookmark-end text:name="Text2"/><text:span text:style-name="T3"><text:tab/>Luzern, </text:span><text:bookmark-start text:name="Text3"/><text:span text:style-name="T3"><text:text-input text:description="Text3">          </text:text-input></text:span><text:bookmark-end text:name="Text3"/></text:p>
      <text:p text:style-name="P8"/>
      <text:p text:style-name="P7"/>
      <text:p text:style-name="P14"><text:span text:style-name="T4">Bitte mit Schreibmaschine ausfüllen und innert 30 Tagen an die IV-Stelle zurücksenden.</text:span></text:p>
      <text:p text:style-name="P9"/>
      <text:list xml:id="list8133189681900607377" text:style-name="L1">
        <text:list-item>
          <text:p text:style-name="P4">Gesundheitszustand seither:</text:p>
          <text:p text:style-name="P2"><text:bookmark-start text:name="Kontrollkästchen1"/><text:bookmark-end text:name="Kontrollkästchen1"/>stationär <draw:control text:anchor-type="as-char" draw:z-index="0" draw:style-name="gr1" draw:text-style-name="P16" svg:width="0.466cm" svg:height="0.318cm" draw:control="control1"/><text:tab/><text:bookmark-start text:name="Kontrollkästchen2"/><text:bookmark-end text:name="Kontrollkästchen2"/>verschlechtert <draw:control text:anchor-type="as-char" draw:z-index="1" draw:style-name="gr1" draw:text-style-name="P16" svg:width="0.466cm" svg:height="0.318cm" draw:control="control2"/><text:tab/><text:bookmark-start text:name="Kontrollkästchen3"/><text:bookmark-end text:name="Kontrollkästchen3"/>verbessert <draw:control text:anchor-type="as-char" draw:z-index="2" draw:style-name="gr1" draw:text-style-name="P16" svg:width="0.466cm" svg:height="0.318cm" draw:control="control3"/></text:p>
        </text:list-item>
      </text:list>
      <text:p text:style-name="P9"/>
      <text:p text:style-name="P9"/>
      <text:list xml:id="list32656382" text:continue-numbering="true" text:style-name="L1">
        <text:list-item>
          <text:p text:style-name="P4">Änderung der Diagnose?</text:p>
          <text:p text:style-name="P2">Ja <draw:control text:anchor-type="as-char" draw:z-index="3" draw:style-name="gr1" draw:text-style-name="P16" svg:width="0.466cm" svg:height="0.318cm" draw:control="control4"/><text:tab/>Nein <draw:control text:anchor-type="as-char" draw:z-index="4" draw:style-name="gr1" draw:text-style-name="P16" svg:width="0.466cm" svg:height="0.318cm" draw:control="control5"/></text:p>
          <text:p text:style-name="P2"/>
          <text:p text:style-name="P4">Welche haben Einfluss auf die Arbeitsfähigkeit?</text:p>
          <text:p text:style-name="P2"><text:bookmark-start text:name="Text6"/><text:text-input text:description="Text6">          </text:text-input><text:bookmark-end text:name="Text6"/></text:p>
          <text:p text:style-name="P2"/>
          <text:p text:style-name="P4">Seit wann und in welchem Ausmass?</text:p>
          <text:p text:style-name="P2"><text:text-input text:description="Text8">          </text:text-input></text:p>
        </text:list-item>
      </text:list>
      <text:p text:style-name="P9"/>
      <text:p text:style-name="P9"/>
      <text:list xml:id="list32665946" text:continue-numbering="true" text:style-name="L1">
        <text:list-item>
          <text:p text:style-name="P4">Verlauf/ veränderte Befunde:</text:p>
          <text:p text:style-name="P2"><text:text-input text:description="Text8">          </text:text-input></text:p>
        </text:list-item>
      </text:list>
      <text:p text:style-name="P9"/>
      <text:p text:style-name="P9"/>
      <text:list xml:id="list32670585" text:continue-numbering="true" text:style-name="L1">
        <text:list-item>
          <text:p text:style-name="P4">Therapeutische Massnahmen/ Prognose:</text:p>
        </text:list-item>
      </text:list>
      <text:list xml:id="list6841846156965037927" text:style-name="L2">
        <text:list-header>
          <text:p text:style-name="P3"><text:text-input text:description="Text8">          </text:text-input></text:p>
        </text:list-header>
      </text:list>
      <text:p text:style-name="P9"/>
      <text:p text:style-name="P9"/>
      <text:list xml:id="list32646648" text:continue-list="list32670585" text:style-name="L1">
        <text:list-item>
          <text:p text:style-name="P4">Sind neu berufliche Massnahmen angezeigt?</text:p>
          <text:p text:style-name="P2">Ja <draw:control text:anchor-type="as-char" draw:z-index="6" draw:style-name="gr1" draw:text-style-name="P16" svg:width="0.466cm" svg:height="0.318cm" draw:control="control7"/><text:tab/>Nein <draw:control text:anchor-type="as-char" draw:z-index="5" draw:style-name="gr1" draw:text-style-name="P16" svg:width="0.466cm" svg:height="0.318cm" draw:control="control6"/></text:p>
        </text:list-item>
      </text:list>
      <text:p text:style-name="P9"/>
      <text:p text:style-name="P9"/>
      <text:list xml:id="list32658838" text:continue-numbering="true" text:style-name="L1">
        <text:list-item>
          <text:p text:style-name="P4">Ist die versicherte Person bei den alltäglichen Lebensverrichtungen regelmässig auf die Hilfe von Drittpersonen angewiesen?</text:p>
          <text:p text:style-name="P2">Ja <draw:control text:anchor-type="as-char" draw:z-index="7" draw:style-name="gr1" draw:text-style-name="P16" svg:width="0.466cm" svg:height="0.318cm" draw:control="control8"/><text:tab/>Nein <draw:control text:anchor-type="as-char" draw:z-index="8" draw:style-name="gr1" draw:text-style-name="P16" svg:width="0.466cm" svg:height="0.318cm" draw:control="control9"/></text:p>
        </text:list-item>
      </text:list>
      <text:p text:style-name="P9"/>
      <text:list xml:id="list32660575" text:continue-numbering="true" text:style-name="L1">
        <text:list-header>
          <text:p text:style-name="P4">Wenn Ja, seit wann?</text:p>
          <text:p text:style-name="P2"><text:text-input text:description="Text8">          </text:text-input></text:p>
        </text:list-header>
      </text:list>
      <text:p text:style-name="P9"/>
      <text:p text:style-name="P9"/>
      <text:list xml:id="list32650833" text:continue-numbering="true" text:style-name="L1">
        <text:list-item>
          <text:p text:style-name="P4">Halten Sie eine medizinische Abklärung für angezeigt?</text:p>
          <text:p text:style-name="P2">Ja <draw:control text:anchor-type="as-char" draw:z-index="9" draw:style-name="gr1" draw:text-style-name="P16" svg:width="0.466cm" svg:height="0.318cm" draw:control="control10"/><text:tab/>Nein <draw:control text:anchor-type="as-char" draw:z-index="10" draw:style-name="gr1" draw:text-style-name="P16" svg:width="0.466cm" svg:height="0.318cm" draw:control="control11"/></text:p>
        </text:list-item>
      </text:list>
      <text:p text:style-name="P9"/>
      <text:p text:style-name="P9"/>
      <text:list xml:id="list32673805" text:continue-numbering="true" text:style-name="L1">
        <text:list-item>
          <text:p text:style-name="P4">Datum der letzten ärztlichen Kontrolle:</text:p>
          <text:p text:style-name="P2"><text:text-input text:description="Text8">          </text:text-input></text:p>
        </text:list-item>
      </text:list>
      <text:p text:style-name="P9"/>
      <text:p text:style-name="P9"/>
      <text:list xml:id="list32666833" text:continue-numbering="true" text:style-name="L1">
        <text:list-item>
          <text:p text:style-name="P4"><text:soft-page-break/>Beilagen: wir bitten Sie, neue in der Zwischenzeit eingetroffene Berichte von Spitälern und Spezialärzten/Spezialärztinnen zuhanden unseres ärztlichen Dienstes beizulegen oder diese genau zu bezeichnen, damit wir sie selbst anfordern können.</text:p>
          <text:p text:style-name="P4">Originalberichte werden nach Einsichtnahme zurückgesandt</text:p>
        </text:list-item>
      </text:list>
      <text:p text:style-name="P10"/>
      <text:p text:style-name="P10"/>
      <text:p text:style-name="P10"/>
      <text:p text:style-name="P9"/>
      <text:p text:style-name="P9"/>
      <text:p text:style-name="P1">Ort und Datum:<text:tab/><text:tab/><text:tab/><text:tab/><text:tab/><text:tab/>Unterschrift des Arztes:</text:p>
      <text:p text:style-name="P1">[Mandant.Ort], [Datum.Heute]</text:p>
      <text:p text:style-name="P15">[Mandant.Anschrif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402cm" fo:margin-right="1.526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16-12-07T08:46:14.90</meta:creation-date>
    <dc:language>de-DE</dc:language>
    <meta:editing-cycles>8</meta:editing-cycles>
    <meta:editing-duration>PT58M47S</meta:editing-duration>
    <dc:date>2016-12-13T12:48:50.11</dc:date>
    <meta:document-statistic meta:table-count="0" meta:image-count="0" meta:object-count="0" meta:page-count="2" meta:paragraph-count="35" meta:word-count="178" meta:character-count="1442"/>
    <meta:user-defined meta:name="Info 1"/>
    <meta:user-defined meta:name="Info 2"/>
    <meta:user-defined meta:name="Info 3"/>
    <meta:user-defined meta:name="Info 4"/>
  </office:meta>
</office:document-meta>
</file>